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00" draw:textarea-horizontal-align="justify" draw:textarea-vertical-align="middle" draw:auto-grow-height="false" fo:min-height="1.401cm" fo:min-width="3.183cm"/>
    </style:style>
    <style:style style:name="gr2" style:family="graphic" style:parent-style-name="objectwithoutfill">
      <style:graphic-properties draw:marker-end="Triangle_20_unfilled" draw:marker-end-width="0.3cm" draw:fill="none" draw:textarea-vertical-align="middle"/>
    </style:style>
    <style:style style:name="gr3" style:family="graphic" style:parent-style-name="standard">
      <style:graphic-properties draw:fill-color="#990000" draw:textarea-horizontal-align="justify" draw:textarea-vertical-align="middle" draw:auto-grow-height="false" fo:min-height="1.401cm" fo:min-width="3.183cm"/>
    </style:style>
    <style:style style:name="gr4" style:family="graphic" style:parent-style-name="standard">
      <style:graphic-properties draw:fill-color="#990000" draw:textarea-horizontal-align="justify" draw:textarea-vertical-align="middle" draw:auto-grow-height="false" fo:min-height="1.401cm" fo:min-width="3.691cm"/>
    </style:style>
    <style:style style:name="gr5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990000" draw:textarea-horizontal-align="justify" draw:textarea-vertical-align="middle" draw:auto-grow-height="false" fo:min-height="1.401cm" fo:min-width="2.929cm"/>
    </style:style>
    <style:style style:name="gr8" style:family="graphic" style:parent-style-name="standard">
      <style:graphic-properties svg:stroke-color="#000000" draw:fill-color="#006600" draw:textarea-horizontal-align="justify" draw:textarea-vertical-align="middle" draw:auto-grow-height="false" fo:min-height="1.401cm" fo:min-width="3.183cm"/>
    </style:style>
    <style:style style:name="gr9" style:family="graphic" style:parent-style-name="standard">
      <style:graphic-properties svg:stroke-color="#000000" svg:stroke-opacity="100%" draw:fill-color="#006600" draw:opacity="100%" draw:textarea-horizontal-align="justify" draw:textarea-vertical-align="middle" draw:auto-grow-height="false" fo:min-height="1.401cm" fo:min-width="3.183cm"/>
    </style:style>
    <style:style style:name="gr10" style:family="graphic" style:parent-style-name="objectwithoutfill">
      <style:graphic-properties draw:marker-start="Diamond" draw:marker-end="" draw:marker-end-width="0.3cm" draw:fill="none" draw:textarea-vertical-align="middle"/>
    </style:style>
    <style:style style:name="gr11" style:family="graphic" style:parent-style-name="standard">
      <style:graphic-properties svg:stroke-color="#000000" svg:stroke-opacity="100%" draw:fill-color="#990000" draw:opacity="100%" draw:textarea-horizontal-align="justify" draw:textarea-vertical-align="middle" draw:auto-grow-height="false" fo:min-height="1.401cm" fo:min-width="3.183cm"/>
    </style:style>
    <style:style style:name="gr12" style:family="graphic" style:parent-style-name="standard">
      <style:graphic-properties svg:stroke-color="#000000" draw:fill-color="#990000" draw:textarea-horizontal-align="justify" draw:textarea-vertical-align="middle" draw:auto-grow-height="false" fo:min-height="1.401cm" fo:min-width="3.183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0.766cm" fo:min-width="1.659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0.639cm" fo:min-width="2.04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0.628cm" fo:min-width="1.913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0.639cm" fo:min-width="1.659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0.639cm" fo:min-width="2.421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0.639cm" fo:min-width="1.913cm"/>
    </style:style>
    <style:style style:name="gr19" style:family="graphic" style:parent-style-name="standard">
      <style:graphic-properties draw:fill-color="#006600" draw:textarea-horizontal-align="justify" draw:textarea-vertical-align="middle" draw:auto-grow-height="false" fo:min-height="0.893cm" fo:min-width="2.294cm"/>
    </style:style>
    <style:style style:name="gr20" style:family="graphic" style:parent-style-name="objectwithoutfill">
      <style:graphic-properties draw:marker-end="Triangle_20_unfilled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7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11cm"/>
    </style:style>
    <style:style style:name="gr25" style:family="graphic" style:parent-style-name="standard">
      <style:graphic-properties draw:textarea-horizontal-align="justify" draw:textarea-vertical-align="middle" draw:auto-grow-height="false" fo:min-height="0.893cm" fo:min-width="0.897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fill-color="#006600" draw:textarea-horizontal-align="justify" draw:textarea-vertical-align="middle" draw:auto-grow-height="false" fo:min-height="1.401cm" fo:min-width="3.691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0.639cm" fo:min-width="2.802cm"/>
    </style:style>
    <style:style style:name="P1" style:family="paragraph">
      <style:paragraph-properties fo:text-align="center"/>
    </style:style>
    <style:style style:name="P2" style:family="paragraph">
      <loext:graphic-properties draw:fill-color="#00660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0000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6600" draw:opacity="100%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990000" draw:opacity="100%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ffcc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loext:graphic-properties draw:fill-color="#ffffcc"/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3.683cm" svg:height="1.651cm" svg:x="1.635cm" svg:y="3.383cm">
          <text:p text:style-name="P1"><text:span text:style-name="T1">DeviceSampleSource</text:span></text:p>
          <text:p text:style-name="P1"><text:span text:style-name="T2">Sample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683cm" svg:height="1.651cm" svg:x="8.493cm" svg:y="3.34cm">
          <text:p text:style-name="P1"><text:span text:style-name="T1">BasebandSampleSink</text:span></text:p>
          <text:p text:style-name="P1"><text:span text:style-name="T2">SampleS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683cm" svg:height="1.651cm" svg:x="8.493cm" svg:y="6.023cm">
          <text:p text:style-name="P1"><text:span text:style-name="T1">DownChannelizer</text:span></text:p>
          <text:p text:style-name="P1"><text:span text:style-name="T2">Channeliz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334cm" svg:y1="6.023cm" svg:x2="10.334cm" svg:y2="4.991cm" draw:start-shape="id1" draw:start-glue-point="0" draw:end-shape="id2" draw:end-glue-point="2" svg:d="M10334 6023v-1032" svg:viewBox="0 0 1 1033">
          <text:p/>
        </draw:connector>
        <draw:custom-shape draw:style-name="gr3" draw:text-style-name="P4" xml:id="id3" draw:id="id3" draw:layer="layout" svg:width="3.683cm" svg:height="1.651cm" svg:x="8.747cm" svg:y="15.434cm">
          <text:p text:style-name="P1"><text:span text:style-name="T1">UpChanneliz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191cm" svg:height="1.651cm" svg:x="8.493cm" svg:y="12.765cm">
          <text:p text:style-name="P1"><text:span text:style-name="T1">BasebandSampleSourc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1.397cm" svg:height="1.651cm" svg:x="6.207cm" svg:y="12.794cm">
          <text:p text:style-name="P1"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3.683cm" svg:height="1.651cm" svg:x="1.762cm" svg:y="12.794cm">
          <text:p text:style-name="P1"><text:span text:style-name="T1">DeviceSampleSink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588cm" svg:y1="15.434cm" svg:x2="10.588cm" svg:y2="14.416cm" draw:start-shape="id3" draw:start-glue-point="0" draw:end-shape="id4" draw:end-glue-point="2" svg:d="M10588 15434v-1018" svg:viewBox="0 0 1 1019">
          <text:p/>
        </draw:connector>
        <draw:connector draw:style-name="gr6" draw:text-style-name="P3" draw:layer="layout" svg:x1="8.493cm" svg:y1="13.59cm" svg:x2="7.604cm" svg:y2="13.619cm" draw:start-shape="id4" draw:start-glue-point="3" draw:end-shape="id5" draw:end-glue-point="1" svg:d="M8493 13590h-445v29h-444" svg:viewBox="0 0 890 30">
          <text:p/>
        </draw:connector>
        <draw:connector draw:style-name="gr6" draw:text-style-name="P3" draw:layer="layout" svg:x1="6.207cm" svg:y1="13.619cm" svg:x2="5.445cm" svg:y2="13.619cm" draw:start-shape="id5" draw:end-shape="id6" draw:end-glue-point="1" svg:d="M6207 13619h-762" svg:viewBox="0 0 763 1">
          <text:p/>
        </draw:connector>
        <draw:line draw:style-name="gr6" draw:text-style-name="P3" draw:layer="layout" svg:x1="6.434cm" svg:y1="14.164cm" svg:x2="6.434cm" svg:y2="13.021cm">
          <text:p/>
        </draw:line>
        <draw:custom-shape draw:style-name="gr1" draw:text-style-name="P2" draw:layer="layout" svg:width="3.683cm" svg:height="1.651cm" svg:x="3.286cm" svg:y="8.536cm">
          <text:p text:style-name="P1"><text:span text:style-name="T1">FileSourc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7" draw:id="id7" draw:layer="layout" svg:width="3.429cm" svg:height="1.651cm" svg:x="8.874cm" svg:y="10.246cm">
          <text:p text:style-name="P1"><text:span text:style-name="T1">FileSink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0.588cm" svg:y1="12.765cm" svg:x2="10.588cm" svg:y2="11.897cm" draw:start-shape="id4" draw:start-glue-point="0" draw:end-shape="id7" draw:end-glue-point="2" svg:d="M10588 12765v-868" svg:viewBox="0 0 1 869">
          <text:p/>
        </draw:connector>
        <draw:custom-shape draw:style-name="gr8" draw:text-style-name="P2" xml:id="id14" draw:id="id14" draw:layer="layout" svg:width="3.683cm" svg:height="1.651cm" svg:x="16.124cm" svg:y="8.466cm">
          <text:p text:style-name="P1"><text:span text:style-name="T1">xxxAnalyzer (Rx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6" draw:id="id16" draw:layer="layout" svg:width="3.683cm" svg:height="1.651cm" svg:x="15.024cm" svg:y="7.266cm">
          <text:p text:style-name="P1"><text:span text:style-name="T1">xxxSrc (Rx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8" draw:id="id8" draw:layer="layout" svg:width="3.683cm" svg:height="1.651cm" svg:x="14.081cm" svg:y="6.023cm">
          <text:p text:style-name="P1"><text:span text:style-name="T1">xxxDemod (Rx)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2.176cm" svg:y1="6.848cm" svg:x2="14.081cm" svg:y2="6.848cm" draw:start-shape="id1" draw:start-glue-point="1" draw:end-shape="id8" draw:end-glue-point="3" svg:d="M12176 6848h1905" svg:viewBox="0 0 1906 1">
          <text:p text:style-name="P1"><text:span text:style-name="T1">gui</text:span></text:p>
        </draw:connector>
        <draw:custom-shape draw:style-name="gr11" draw:text-style-name="P8" xml:id="id22" draw:id="id22" draw:layer="layout" svg:width="3.683cm" svg:height="1.651cm" svg:x="16.424cm" svg:y="17.683cm">
          <text:p text:style-name="P1"><text:span text:style-name="T1">xxxGenerator (Tx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20" draw:id="id20" draw:layer="layout" svg:width="3.683cm" svg:height="1.651cm" svg:x="15.224cm" svg:y="16.583cm">
          <text:p text:style-name="P1"><text:span text:style-name="T1">xxxSink (Tx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9" draw:id="id9" draw:layer="layout" svg:width="3.683cm" svg:height="1.651cm" svg:x="14.081cm" svg:y="15.434cm">
          <text:p text:style-name="P1"><text:span text:style-name="T1">xxxMod (Tx)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2.43cm" svg:y1="16.259cm" svg:x2="14.081cm" svg:y2="16.259cm" draw:start-shape="id3" draw:start-glue-point="1" draw:end-shape="id9" svg:d="M12430 16259h1651" svg:viewBox="0 0 1652 1">
          <text:p text:style-name="P1"><text:span text:style-name="T1">gui</text:span></text:p>
        </draw:connector>
        <draw:custom-shape draw:style-name="gr8" draw:text-style-name="P2" xml:id="id25" draw:id="id25" draw:layer="layout" svg:width="3.683cm" svg:height="1.651cm" svg:x="2.397cm" svg:y="7.266cm">
          <text:p text:style-name="P1"><text:span text:style-name="T1">XxxInpu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3.683cm" svg:height="1.651cm" svg:x="1.635cm" svg:y="6.123cm">
          <text:p text:style-name="P1"><text:span text:style-name="T1">XxxInpu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476cm" svg:y1="6.123cm" svg:x2="3.476cm" svg:y2="5.034cm" draw:start-shape="id10" draw:start-glue-point="0" draw:end-shape="id11" draw:end-glue-point="2" svg:d="M3476 6123v-1089" svg:viewBox="0 0 1 1090">
          <text:p/>
        </draw:connector>
        <draw:custom-shape draw:style-name="gr12" draw:text-style-name="P4" draw:layer="layout" svg:width="3.683cm" svg:height="1.651cm" svg:x="2.524cm" svg:y="16.675cm">
          <text:p text:style-name="P1"><text:span text:style-name="T1">XxxOutpu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" draw:id="id12" draw:layer="layout" svg:width="3.683cm" svg:height="1.651cm" svg:x="1.762cm" svg:y="15.478cm">
          <text:p text:style-name="P1"><text:span text:style-name="T1">XxxOutpu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603cm" svg:y1="15.478cm" svg:x2="3.603cm" svg:y2="14.445cm" draw:start-shape="id12" draw:start-glue-point="0" draw:end-shape="id6" draw:end-glue-point="2" svg:d="M3603 15478v-1033" svg:viewBox="0 0 1 1034">
          <text:p/>
        </draw:connector>
        <draw:custom-shape draw:style-name="gr13" draw:text-style-name="P9" xml:id="id13" draw:id="id13" draw:layer="layout" svg:width="2.159cm" svg:height="1.016cm" svg:x="21.32cm" svg:y="6.334cm">
          <text:p text:style-name="P1"><text:span text:style-name="T1">Audio,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7.764cm" svg:y1="6.848cm" svg:x2="21.32cm" svg:y2="6.842cm" draw:start-shape="id8" draw:start-glue-point="1" draw:end-shape="id13" svg:d="M17764 6848h1777v-6h1779" svg:viewBox="0 0 3557 7">
          <text:p/>
        </draw:connector>
        <draw:custom-shape draw:style-name="gr14" draw:text-style-name="P9" xml:id="id17" draw:id="id17" draw:layer="layout" svg:width="2.54cm" svg:height="0.889cm" svg:x="20.958cm" svg:y="7.658cm">
          <text:p text:style-name="P1"><text:span text:style-name="T1">Remote s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5" draw:id="id15" draw:layer="layout" svg:width="2.413cm" svg:height="0.878cm" svg:x="21.066cm" svg:y="8.874cm">
          <text:p text:style-name="P1"><text:span text:style-name="T1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9.807cm" svg:y1="9.291cm" svg:x2="21.066cm" svg:y2="9.313cm" draw:start-shape="id14" draw:start-glue-point="1" draw:end-shape="id15" draw:end-glue-point="3" svg:d="M19807 9291h629v22h630" svg:viewBox="0 0 1260 23">
          <text:p/>
        </draw:connector>
        <draw:connector draw:style-name="gr6" draw:text-style-name="P3" draw:layer="layout" svg:x1="18.707cm" svg:y1="8.091cm" svg:x2="20.958cm" svg:y2="8.102cm" draw:start-shape="id16" draw:start-glue-point="1" draw:end-shape="id17" svg:d="M18707 8091h1125v11h1126" svg:viewBox="0 0 2252 12">
          <text:p/>
        </draw:connector>
        <draw:custom-shape draw:style-name="gr16" draw:text-style-name="P9" xml:id="id18" draw:id="id18" draw:layer="layout" svg:width="2.159cm" svg:height="0.889cm" svg:x="20.985cm" svg:y="15.478cm">
          <text:p text:style-name="P1"><text:span text:style-name="T1">Audio,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20.985cm" svg:y1="15.922cm" svg:x2="17.764cm" svg:y2="16.259cm" draw:start-shape="id18" draw:start-glue-point="3" draw:end-shape="id9" svg:d="M20985 15922h-1611v337h-1610" svg:viewBox="0 0 3222 338">
          <text:p/>
        </draw:connector>
        <draw:custom-shape draw:style-name="gr17" draw:text-style-name="P9" xml:id="id19" draw:id="id19" draw:layer="layout" svg:width="2.921cm" svg:height="0.889cm" svg:x="20.685cm" svg:y="16.775cm">
          <text:p text:style-name="P1"><text:span text:style-name="T1">Remote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20.685cm" svg:y1="17.219cm" svg:x2="18.907cm" svg:y2="17.408cm" draw:start-shape="id19" draw:start-glue-point="3" draw:end-shape="id20" svg:d="M20685 17219h-890v189h-888" svg:viewBox="0 0 1779 190">
          <text:p/>
        </draw:connector>
        <draw:custom-shape draw:style-name="gr18" draw:text-style-name="P9" xml:id="id21" draw:id="id21" draw:layer="layout" svg:width="2.413cm" svg:height="0.889cm" svg:x="20.939cm" svg:y="18.072cm">
          <text:p text:style-name="P1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20.939cm" svg:y1="18.516cm" svg:x2="20.107cm" svg:y2="18.508cm" draw:start-shape="id21" draw:start-glue-point="3" draw:end-shape="id22" draw:end-glue-point="1" svg:d="M20939 18516h-417v-8h-415" svg:viewBox="0 0 833 9">
          <text:p/>
        </draw:connector>
        <draw:custom-shape draw:style-name="gr19" draw:text-style-name="P2" xml:id="id28" draw:id="id28" draw:layer="layout" svg:width="2.794cm" svg:height="1.143cm" svg:x="14.462cm" svg:y="2.651cm">
          <text:p text:style-name="P1"><text:span text:style-name="T1">FileRecord</text:span></text:p>
          <text:p text:style-name="P1"><text:span text:style-name="T2">FileSin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xml:id="id23" draw:id="id23" draw:layer="layout" svg:width="3.683cm" svg:height="1.651cm" svg:x="14.081cm" svg:y="12.765cm">
          <text:p text:style-name="P1"><text:span text:style-name="T1">FilePlay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4.081cm" svg:y1="13.59cm" svg:x2="12.684cm" svg:y2="13.59cm" draw:start-shape="id23" draw:start-glue-point="3" draw:end-shape="id4" draw:end-glue-point="1" svg:d="M14081 13590h-1397" svg:viewBox="0 0 1398 1">
          <text:p/>
        </draw:connector>
        <draw:connector draw:style-name="gr20" draw:text-style-name="P7" draw:layer="layout" svg:x1="15.922cm" svg:y1="6.023cm" svg:x2="10.334cm" svg:y2="4.991cm" draw:start-shape="id8" draw:start-glue-point="0" draw:end-shape="id2" draw:end-glue-point="2" svg:d="M15922 6023v-517h-5588v-515" svg:viewBox="0 0 5589 1033">
          <text:p text:style-name="P1"><text:span text:style-name="T1">demod</text:span></text:p>
        </draw:connector>
        <draw:connector draw:style-name="gr20" draw:text-style-name="P7" draw:layer="layout" svg:x1="15.922cm" svg:y1="15.434cm" svg:x2="10.588cm" svg:y2="14.416cm" draw:start-shape="id9" draw:start-glue-point="0" draw:end-shape="id4" draw:end-glue-point="2" svg:d="M15922 15434v-510h-5334v-508" svg:viewBox="0 0 5335 1019">
          <text:p text:style-name="P1"><text:span text:style-name="T1">mod</text:span></text:p>
        </draw:connector>
        <draw:frame draw:style-name="gr21" draw:text-style-name="P10" draw:layer="layout" svg:width="3.233cm" svg:height="1.039cm" svg:x="15.097cm" svg:y="11.033cm">
          <draw:text-box>
            <text:p><text:span text:style-name="T1">plugins/channelrx</text:span></text:p>
            <text:p><text:span text:style-name="T2">plugins/channel</text:span></text:p>
          </draw:text-box>
        </draw:frame>
        <draw:frame draw:style-name="gr22" draw:text-style-name="P10" draw:layer="layout" svg:width="2.42cm" svg:height="0.645cm" svg:x="9.967cm" svg:y="1.194cm">
          <draw:text-box>
            <text:p><text:span text:style-name="T1">sdrbase/dsp</text:span></text:p>
          </draw:text-box>
        </draw:frame>
        <draw:frame draw:style-name="gr22" draw:text-style-name="P10" draw:layer="layout" svg:width="2.42cm" svg:height="0.645cm" svg:x="14.074cm" svg:y="12.049cm">
          <draw:text-box>
            <text:p><text:span text:style-name="T1">sdrbase/dsp</text:span></text:p>
          </draw:text-box>
        </draw:frame>
        <draw:frame draw:style-name="gr23" draw:text-style-name="P10" draw:layer="layout" svg:width="3.937cm" svg:height="0.645cm" svg:x="1.889cm" svg:y="11.007cm">
          <draw:text-box>
            <text:p><text:span text:style-name="T1">plugins/samplesource</text:span></text:p>
          </draw:text-box>
        </draw:frame>
        <draw:frame draw:style-name="gr23" draw:text-style-name="P10" draw:layer="layout" svg:width="3.937cm" svg:height="0.645cm" svg:x="2.143cm" svg:y="18.289cm">
          <draw:text-box>
            <text:p><text:span text:style-name="T1">plugins/samplesink</text:span></text:p>
          </draw:text-box>
        </draw:frame>
        <draw:frame draw:style-name="gr23" draw:text-style-name="P10" draw:layer="layout" svg:width="3.937cm" svg:height="0.645cm" svg:x="8.874cm" svg:y="9.636cm">
          <draw:text-box>
            <text:p><text:span text:style-name="T1">plugins/samplesink</text:span></text:p>
          </draw:text-box>
        </draw:frame>
        <draw:frame draw:style-name="gr24" draw:text-style-name="P10" draw:layer="layout" svg:width="3.211cm" svg:height="0.645cm" svg:x="15.039cm" svg:y="19.288cm">
          <draw:text-box>
            <text:p><text:span text:style-name="T1">plugins/channeltx</text:span></text:p>
          </draw:text-box>
        </draw:frame>
        <draw:g xml:id="id24" draw:id="id24">
          <draw:custom-shape draw:style-name="gr25" draw:text-style-name="P5" draw:layer="layout" svg:width="1.397cm" svg:height="1.143cm" svg:x="5.826cm" svg:y="6.377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6.08cm" svg:y1="6.53cm" svg:x2="6.08cm" svg:y2="7.386cm">
            <text:p/>
          </draw:line>
        </draw:g>
        <draw:connector draw:style-name="gr26" draw:text-style-name="P1" draw:layer="layout" svg:x1="5.318cm" svg:y1="6.948cm" svg:x2="5.826cm" svg:y2="6.948cm" draw:start-shape="id10" draw:start-glue-point="1" draw:end-shape="id24" draw:end-glue-point="3" svg:d="M5318 6948h508" svg:viewBox="0 0 509 1">
          <text:p/>
        </draw:connector>
        <draw:g xml:id="id26" draw:id="id26">
          <draw:custom-shape draw:style-name="gr25" draw:text-style-name="P5" draw:layer="layout" svg:width="1.397cm" svg:height="1.143cm" svg:x="6.588cm" svg:y="7.52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6.842cm" svg:y1="7.673cm" svg:x2="6.842cm" svg:y2="8.529cm">
            <text:p/>
          </draw:line>
        </draw:g>
        <draw:connector draw:style-name="gr26" draw:text-style-name="P1" draw:layer="layout" svg:x1="6.08cm" svg:y1="8.091cm" svg:x2="6.588cm" svg:y2="8.091cm" draw:start-shape="id25" draw:start-glue-point="1" draw:end-shape="id26" draw:end-glue-point="3" svg:d="M6080 8091h508" svg:viewBox="0 0 509 1">
          <text:p/>
        </draw:connector>
        <draw:custom-shape draw:style-name="gr27" draw:text-style-name="P2" xml:id="id27" draw:id="id27" draw:layer="layout" svg:width="4.191cm" svg:height="1.651cm" svg:x="4.937cm" svg:y="1.381cm">
          <text:p text:style-name="P1"><text:span text:style-name="T1">DSPDeviceSourceEngine</text:span></text:p>
          <text:p text:style-name="P1"><text:span text:style-name="T2">DSPDeviceEngin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476cm" svg:y1="3.383cm" svg:x2="4.937cm" svg:y2="2.206cm" draw:start-shape="id11" draw:start-glue-point="0" draw:end-shape="id27" draw:end-glue-point="3" svg:d="M3476 3383v-1177h1461" svg:viewBox="0 0 1462 1178">
          <text:p/>
        </draw:connector>
        <draw:connector draw:style-name="gr6" draw:text-style-name="P3" draw:layer="layout" svg:x1="9.128cm" svg:y1="2.206cm" svg:x2="10.334cm" svg:y2="3.34cm" draw:start-shape="id27" draw:start-glue-point="1" draw:end-shape="id2" draw:end-glue-point="0" svg:d="M9128 2206h1206v1134" svg:viewBox="0 0 1207 1135">
          <text:p/>
        </draw:connector>
        <draw:custom-shape draw:style-name="gr28" draw:text-style-name="P12" xml:id="id29" draw:id="id29" draw:layer="layout" svg:width="3.302cm" svg:height="0.889cm" svg:x="14.451cm" svg:y="4.175cm">
          <text:p text:style-name="P11">Spectrum display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462cm" svg:y1="3.222cm" svg:x2="12.176cm" svg:y2="4.165cm" draw:start-shape="id28" draw:start-glue-point="3" draw:end-shape="id2" svg:d="M14462 3222h-1143v943h-1143" svg:viewBox="0 0 2287 944">
          <text:p/>
        </draw:connector>
        <draw:connector draw:style-name="gr2" draw:text-style-name="P3" draw:layer="layout" svg:x1="14.451cm" svg:y1="4.619cm" svg:x2="12.176cm" svg:y2="4.165cm" draw:start-shape="id29" draw:start-glue-point="3" draw:end-shape="id2" draw:end-glue-point="1" svg:d="M14451 4619h-1138v-454h-1137" svg:viewBox="0 0 2276 4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17:00:20.412008611</meta:creation-date>
    <dc:date>2016-10-03T14:09:55.102000000</dc:date>
    <meta:editing-duration>PT7H55M48S</meta:editing-duration>
    <meta:editing-cycles>27</meta:editing-cycles>
    <meta:generator>LibreOffice/5.1.4.2$Windows_x86 LibreOffice_project/f99d75f39f1c57ebdd7ffc5f42867c12031db97a</meta:generator>
    <meta:document-statistic meta:object-count="67"/>
  </office:meta>
</office:document-meta>
</file>